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8c6d" officeooo:paragraph-rsid="00088c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4a299"/>
    </style:style>
    <style:style style:name="P3" style:family="paragraph" style:parent-style-name="Standard">
      <style:paragraph-properties fo:text-align="start" style:justify-single-word="false"/>
      <style:text-properties officeooo:paragraph-rsid="00088c6d"/>
    </style:style>
    <style:style style:name="P4" style:family="paragraph" style:parent-style-name="Standard">
      <style:paragraph-properties fo:text-align="start" style:justify-single-word="false"/>
      <style:text-properties officeooo:paragraph-rsid="000b5dbc"/>
    </style:style>
    <style:style style:name="P5" style:family="paragraph" style:parent-style-name="Standard">
      <style:paragraph-properties fo:text-align="start" style:justify-single-word="false"/>
      <style:text-properties officeooo:paragraph-rsid="000c5c99"/>
    </style:style>
    <style:style style:name="P6" style:family="paragraph" style:parent-style-name="Standard">
      <style:paragraph-properties fo:text-align="start" style:justify-single-word="false"/>
      <style:text-properties officeooo:paragraph-rsid="000cb60c"/>
    </style:style>
    <style:style style:name="P7" style:family="paragraph" style:parent-style-name="Standard">
      <style:text-properties fo:language="it" fo:country="IT" officeooo:rsid="00004bcb" officeooo:paragraph-rsid="00004bcb"/>
    </style:style>
    <style:style style:name="P8" style:family="paragraph" style:parent-style-name="Standard">
      <style:paragraph-properties fo:text-align="center" style:justify-single-word="false"/>
      <style:text-properties fo:language="it" fo:country="IT" fo:font-weight="bold" officeooo:rsid="00049878" officeooo:paragraph-rsid="0004987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it" fo:country="IT" fo:font-weight="bold" officeooo:rsid="000b5dbc" officeooo:paragraph-rsid="000b5dbc" style:font-weight-asian="bold" style:font-weight-complex="bold"/>
    </style:style>
    <style:style style:name="P10" style:family="paragraph" style:parent-style-name="Standard">
      <style:text-properties fo:language="it" fo:country="IT" officeooo:rsid="000614f9" officeooo:paragraph-rsid="000614f9"/>
    </style:style>
    <style:style style:name="P11" style:family="paragraph" style:parent-style-name="Standard">
      <style:paragraph-properties fo:text-align="start" style:justify-single-word="false"/>
      <style:text-properties fo:language="it" fo:country="IT" officeooo:rsid="000614f9" officeooo:paragraph-rsid="0009b2d8"/>
    </style:style>
    <style:style style:name="P12" style:family="paragraph" style:parent-style-name="Standard">
      <style:paragraph-properties fo:text-align="start" style:justify-single-word="false"/>
      <style:text-properties fo:language="it" fo:country="IT" fo:font-style="italic" officeooo:paragraph-rsid="00049878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language="it" fo:country="IT" fo:font-style="italic" fo:font-weight="normal" officeooo:rsid="0004a299" officeooo:paragraph-rsid="0004a299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00614f9" officeooo:paragraph-rsid="0001f383"/>
    </style:style>
    <style:style style:name="P15" style:family="paragraph" style:parent-style-name="Standard">
      <style:paragraph-properties fo:text-align="start" style:justify-single-word="false"/>
      <style:text-properties officeooo:rsid="000c5c99" officeooo:paragraph-rsid="000c5c99"/>
    </style:style>
    <style:style style:name="P16" style:family="paragraph" style:parent-style-name="Standard">
      <style:paragraph-properties fo:text-align="start" style:justify-single-word="false"/>
      <style:text-properties officeooo:rsid="000cb60c" officeooo:paragraph-rsid="000cb60c"/>
    </style:style>
    <style:style style:name="P17" style:family="paragraph" style:parent-style-name="Standard">
      <style:paragraph-properties fo:text-align="start" style:justify-single-word="false"/>
      <style:text-properties fo:language="it" fo:country="IT" fo:font-weight="normal" officeooo:rsid="000614f9" officeooo:paragraph-rsid="000614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it" fo:country="IT" fo:font-weight="normal" officeooo:rsid="00088c6d" officeooo:paragraph-rsid="00088c6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it" fo:country="IT" fo:font-weight="normal" officeooo:rsid="0008fe01" officeooo:paragraph-rsid="00088c6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it" fo:country="IT" fo:font-weight="normal" officeooo:rsid="0009b2d8" officeooo:paragraph-rsid="00088c6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it" fo:country="IT" fo:font-weight="normal" officeooo:rsid="0009b2d8" officeooo:paragraph-rsid="0009b2d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it" fo:country="IT" fo:font-weight="normal" officeooo:rsid="00073298" officeooo:paragraph-rsid="0009b2d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it" fo:country="IT" fo:font-weight="normal" officeooo:rsid="000b5dbc" officeooo:paragraph-rsid="000b5dbc" style:font-weight-asian="normal" style:font-weight-complex="normal"/>
    </style:style>
    <style:style style:name="P24" style:family="paragraph" style:parent-style-name="Standard">
      <style:text-properties fo:language="it" fo:country="IT" officeooo:rsid="00073298" officeooo:paragraph-rsid="00073298"/>
    </style:style>
    <style:style style:name="P25" style:family="paragraph" style:parent-style-name="Standard">
      <style:text-properties fo:language="it" fo:country="IT" fo:font-weight="bold" officeooo:rsid="00073298" officeooo:paragraph-rsid="00073298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it" fo:country="IT" fo:font-weight="bold" officeooo:rsid="00088c6d" officeooo:paragraph-rsid="00088c6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it" fo:country="IT" fo:font-style="normal" fo:font-weight="normal" officeooo:rsid="000c5c99" officeooo:paragraph-rsid="000b5db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it" fo:country="IT" fo:font-style="normal" fo:font-weight="normal" officeooo:rsid="000c5c99" officeooo:paragraph-rsid="000c5c9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it" fo:country="IT" fo:font-style="normal" fo:font-weight="normal" officeooo:rsid="000cb60c" officeooo:paragraph-rsid="000c5c9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it" fo:country="IT" fo:font-style="normal" fo:font-weight="normal" officeooo:rsid="000cb60c" officeooo:paragraph-rsid="000cb60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it" fo:country="IT" fo:font-style="normal" fo:font-weight="normal" officeooo:rsid="000d492a" officeooo:paragraph-rsid="000cb60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it" fo:country="IT" fo:font-style="normal" fo:font-weight="bold" officeooo:rsid="000c5c99" officeooo:paragraph-rsid="000c5c99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9878" style:font-weight-asian="normal" style:font-weight-complex="normal"/>
    </style:style>
    <style:style style:name="T3" style:family="text">
      <style:text-properties fo:font-weight="normal" officeooo:rsid="0004a299" style:font-weight-asian="normal" style:font-weight-complex="normal"/>
    </style:style>
    <style:style style:name="T4" style:family="text">
      <style:text-properties fo:font-weight="normal" officeooo:rsid="00073298" style:font-weight-asian="normal" style:font-weight-complex="normal"/>
    </style:style>
    <style:style style:name="T5" style:family="text">
      <style:text-properties fo:font-weight="normal" officeooo:rsid="0009b2d8" style:font-weight-asian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it" fo:country="IT" fo:font-weight="normal" style:font-weight-asian="normal" style:font-weight-complex="normal"/>
    </style:style>
    <style:style style:name="T8" style:family="text">
      <style:text-properties fo:language="it" fo:country="IT" fo:font-weight="normal" officeooo:rsid="0004a299" style:font-weight-asian="normal" style:font-weight-complex="normal"/>
    </style:style>
    <style:style style:name="T9" style:family="text">
      <style:text-properties fo:language="it" fo:country="IT" fo:font-weight="normal" officeooo:rsid="000614f9" style:font-weight-asian="normal" style:font-weight-complex="normal"/>
    </style:style>
    <style:style style:name="T10" style:family="text">
      <style:text-properties fo:language="it" fo:country="IT" fo:font-weight="normal" officeooo:rsid="00088c6d" style:font-weight-asian="normal" style:font-weight-complex="normal"/>
    </style:style>
    <style:style style:name="T11" style:family="text">
      <style:text-properties fo:language="it" fo:country="IT" fo:font-weight="normal" officeooo:rsid="0008fe01" style:font-weight-asian="normal" style:font-weight-complex="normal"/>
    </style:style>
    <style:style style:name="T12" style:family="text">
      <style:text-properties fo:language="it" fo:country="IT" fo:font-weight="normal" officeooo:rsid="0009b2d8" style:font-weight-asian="normal" style:font-weight-complex="normal"/>
    </style:style>
    <style:style style:name="T13" style:family="text">
      <style:text-properties fo:language="it" fo:country="IT" fo:font-weight="normal" officeooo:rsid="00073298" style:font-weight-asian="normal" style:font-weight-complex="normal"/>
    </style:style>
    <style:style style:name="T14" style:family="text">
      <style:text-properties fo:language="it" fo:country="IT" fo:font-weight="normal" officeooo:rsid="000b5dbc" style:font-weight-asian="normal" style:font-weight-complex="normal"/>
    </style:style>
    <style:style style:name="T15" style:family="text">
      <style:text-properties fo:language="it" fo:country="IT" fo:font-weight="normal" officeooo:rsid="000b9c4b" style:font-weight-asian="normal" style:font-weight-complex="normal"/>
    </style:style>
    <style:style style:name="T16" style:family="text">
      <style:text-properties fo:language="it" fo:country="IT" officeooo:rsid="00073298"/>
    </style:style>
    <style:style style:name="T17" style:family="text">
      <style:text-properties fo:language="it" fo:country="IT" fo:font-style="normal" fo:font-weight="bold" officeooo:rsid="000c5c99" style:font-style-asian="normal" style:font-weight-asian="bold" style:font-style-complex="normal" style:font-weight-complex="bold"/>
    </style:style>
    <style:style style:name="T18" style:family="text">
      <style:text-properties fo:language="it" fo:country="IT" fo:font-style="normal" fo:font-weight="bold" officeooo:rsid="000cb60c" style:font-style-asian="normal" style:font-weight-asian="bold" style:font-style-complex="normal" style:font-weight-complex="bold"/>
    </style:style>
    <style:style style:name="T19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it" fo:country="IT" fo:font-style="normal" fo:font-weight="normal" officeooo:rsid="000b5dbc" style:font-style-asian="normal" style:font-weight-asian="normal" style:font-style-complex="normal" style:font-weight-complex="normal"/>
    </style:style>
    <style:style style:name="T21" style:family="text">
      <style:text-properties fo:language="it" fo:country="IT" fo:font-style="normal" fo:font-weight="normal" officeooo:rsid="000b9c4b" style:font-style-asian="normal" style:font-weight-asian="normal" style:font-style-complex="normal" style:font-weight-complex="normal"/>
    </style:style>
    <style:style style:name="T22" style:family="text">
      <style:text-properties fo:language="it" fo:country="IT" fo:font-style="normal" fo:font-weight="normal" officeooo:rsid="000c5c99" style:font-style-asian="normal" style:font-weight-asian="normal" style:font-style-complex="normal" style:font-weight-complex="normal"/>
    </style:style>
    <style:style style:name="T23" style:family="text">
      <style:text-properties fo:language="it" fo:country="IT" fo:font-style="normal" fo:font-weight="normal" officeooo:rsid="000cb60c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fo:font-weight="normal" officeooo:rsid="000d492a" style:font-style-asian="normal" style:font-weight-asian="normal" style:font-style-complex="normal" style:font-weight-complex="normal"/>
    </style:style>
    <style:style style:name="T25" style:family="text">
      <style:text-properties officeooo:rsid="000732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Source Management</text:p>
      <text:p text:style-name="P8"/>
      <text:p text:style-name="P12"><text:span text:style-name="T2">Una ‘source’ è un’astrazione </text:span><text:span text:style-name="T3">che viene utilizzata per indicare uno specifico produttore di dati.</text:span></text:p>
      <text:p text:style-name="P13">Per ogni source esiste una classe “DataSource”, la quale ha la responsabilità di fornire i dati del contesto a cui si riferisce.</text:p>
      <text:p text:style-name="P2"><text:span text:style-name="T8">Il SourceManagementService ha la responsabilità di salvare </text:span><text:span text:style-name="T9">le informazioni relative ad ogni source e di fornirle su richiesta.</text:span></text:p>
      <text:p text:style-name="P17">Per salvare le informazioni di una specifica source bisogna creare una classe che estenda la classe astratta DiscoveryConfiguration, e all’interno del costruttore usare il metodo “AddSource”, passando come parametri le informazioni della source</text:p>
      <text:p text:style-name="P14"/>
      <text:p text:style-name="P10">Il metodo AddSource, definito in DiscoveryConfiguration, <text:span text:style-name="T25">ottiene attraverso ParametersConfiguration le eventuali informazioni aggiuntive contenute nell’apposito file ‘{sourceCode}.json’ per poi salvare tutto in una lista che verrà restituita attraverso il metodo pubblico Configure</text:span></text:p>
      <text:p text:style-name="P10"/>
      <text:p text:style-name="P24">DataDiscoveryConfiguration ottiene tutte le classi che estendono DiscoveryConfiguration, per poi registrare in SourceManagementService tutte le source riscontrate</text:p>
      <text:p text:style-name="P25"/>
      <text:p text:style-name="P1"><text:span text:style-name="T16">C</text:span><text:span text:style-name="T6">reazione Source</text:span></text:p>
      <text:p text:style-name="P18">Viene creata una classe SomeDataSource che implementa l’interfaccia relativa al tipo di dato che deve ritornare. L’interfaccia presenterà un metodo volto ad ottenere i dati richiesti (e.g. GetData), che verrà implementato dalla DataSource.</text:p>
      <text:p text:style-name="P18"/>
      <text:p text:style-name="P26">Registrazione Source</text:p>
      <text:p text:style-name="P3"><text:span text:style-name="T10">Le informazioni di una source sono </text:span><text:span text:style-name="T11">descritte da SourceInfo e sono le seguenti:</text:span></text:p>
      <text:p text:style-name="P19">- SourceCode è l’identificativo della source</text:p>
      <text:p text:style-name="P19">- TDataSource è il tipo della DataSource legata alla source</text:p>
      <text:p text:style-name="P19">- Parameters sono i parametri messi a disposizione dalla source per modificare la query</text:p>
      <text:p text:style-name="P3"><text:span text:style-name="T11">- </text:span><text:span text:style-name="T12">Metadata sono i metadati volti a modificare come vengono visualizzati i dati lato frontend</text:span></text:p>
      <text:p text:style-name="P20"/>
      <text:p text:style-name="P21">Parameters e Metadata vengono scritti in un file json all’interno della cartella {{DA_MODIFICARE}} con il nome {{SourceCode}}.json, come nel seguente esempio:</text:p>
      <text:p text:style-name="P21"/>
      <text:p text:style-name="P21">Per registrare una source, si crea una classe di configurazione che estenda la classe astratta DiscoveryConfiguration, e si richiama all’interno del costruttore il metodo AddSource, passandogli le informazioni della source che si sta registrando</text:p>
      <text:p text:style-name="P21"/>
      <text:p text:style-name="P11"><text:span text:style-name="T1">Il metodo AddSource, definito in DiscoveryConfiguration, </text:span><text:span text:style-name="T4">ottiene attraverso ParametersConfiguration le eventuali informazioni aggiuntive contenute nell’apposito file ‘{sourceCode}.json’ per poi salvare </text:span><text:span text:style-name="T5">la SourceInfo</text:span><text:span text:style-name="T4"> in una lista che verrà restituita attraverso il metodo pubblico Configure</text:span></text:p>
      <text:p text:style-name="P22"/>
      <text:p text:style-name="P22">DataDiscoveryConfiguration ottiene tutte le classi che estendono DiscoveryConfiguration, per poi registrare in SourceManagementService tutte le source riscontrate</text:p>
      <text:p text:style-name="P22"/>
      <text:p text:style-name="P9">Interazioni frontend</text:p>
      <text:p text:style-name="P4"><text:span text:style-name="T13">D</text:span><text:span text:style-name="T14">ataTypeCoupling è un enum che associa </text:span><text:span text:style-name="T15">ad ogni endpoint il tipo di DataSource che utilizza.</text:span></text:p>
      <text:p text:style-name="P4"><text:span text:style-name="T13">D</text:span><text:span text:style-name="T14">iscoveryController presenta due </text:span><text:span text:style-name="T15">metodi</text:span><text:span text:style-name="T14">:</text:span></text:p>
      <text:p text:style-name="P23"/>
      <text:p text:style-name="P15"><text:soft-page-break/><text:span text:style-name="T14">{</text:span><text:span text:style-name="T7">{code}}</text:span></text:p>
      <text:p text:style-name="P4"><text:span text:style-name="T14">- </text:span><text:span text:style-name="T15">R</text:span><text:span text:style-name="T20">estituisce </text:span><text:span text:style-name="T22">lo SourceCode e le descrizioni delle source</text:span><text:span text:style-name="T20"> </text:span><text:span text:style-name="T21">associate ad una DataSource del tipo associato ad {{endpoint}}, </text:span><text:span text:style-name="T22">utilizzando il metodo GetDataSourcesByType di SourceManagementService</text:span></text:p>
      <text:p text:style-name="P27"/>
      <text:p text:style-name="P5"><text:span text:style-name="T21">{</text:span><text:span text:style-name="T22">{SourceManagementService code}}</text:span></text:p>
      <text:p text:style-name="P28"/>
      <text:p text:style-name="P15"><text:span text:style-name="T21">{</text:span><text:span text:style-name="T19">{code}}</text:span></text:p>
      <text:p text:style-name="P4"><text:span text:style-name="T21">- Restituisce </text:span><text:span text:style-name="T22">i Parameters e i Metadata di una specifica Source</text:span></text:p>
      <text:p text:style-name="P27"/>
      <text:p text:style-name="P28">Lo SourceCode restituito durante questa fase verrà utilizzata dal frontend per poter richiedere i dati.</text:p>
      <text:p text:style-name="P28"/>
      <text:p text:style-name="P32">Utilizzo</text:p>
      <text:p text:style-name="P5"><text:span text:style-name="T22">Un Controller che restituisce </text:span><text:span text:style-name="T23">dati in una determinata forma deve chiamarsi {{endpoint}}Controller, dove endpoint è una stringa registrata in DataTypeCoupling.</text:span></text:p>
      <text:p text:style-name="P16"><text:span text:style-name="T23">D</text:span><text:span text:style-name="T19">eve presentare un endpoint Post nella seguente forma:</text:span></text:p>
      <text:p text:style-name="P5"><text:span text:style-name="T17">api/widgets/{{</text:span><text:span text:style-name="T18">endpoint</text:span><text:span text:style-name="T17">}}</text:span></text:p>
      <text:p text:style-name="P29"/>
      <text:p text:style-name="P30">E prende come Body una GenericRequest, che presenta i seguenti campi:</text:p>
      <text:p text:style-name="P30">- SourceCode indica da quale fonte di dati devono essere presi i dati</text:p>
      <text:p text:style-name="P30">- Filters sono gli eventuali parametri necessari alla esecuzione della query</text:p>
      <text:p text:style-name="P30"/>
      <text:p text:style-name="P6"><text:span text:style-name="T23">Il metodo associato all’endpoint ottiene la DataSource associata al SourceCode attraverso il </text:span><text:span text:style-name="T24">metodo GetDataSource&lt;T&gt; di </text:span><text:span text:style-name="T23">SourceManagementService, </text:span><text:span text:style-name="T24">dove T è l’interfaccia della DataSource legata al tipo di dato gestito dal Controller</text:span><text:span text:style-name="T23">. Attraverso il metodo GetData implementato dalla DataSource si possono poi ottenere i dati richiesti.</text:span></text:p>
      <text:p text:style-name="P31"/>
      <text:p text:style-name="P30"/>
      <text:p text:style-name="P21"/>
      <text:p text:style-name="P20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4:01:54.272000000</meta:creation-date>
    <dc:date>2020-09-30T19:23:20.470000000</dc:date>
    <meta:editing-duration>PT2H17M32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6" meta:word-count="522" meta:character-count="3889" meta:non-whitespace-character-count="3403"/>
  </office:meta>
</office:document-meta>
</file>